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2a6099"/>
    </style:style>
    <style:style style:name="ta3" style:family="table" style:master-page-name="Default">
      <style:table-properties table:display="true" style:writing-mode="lr-tb" table:tab-color="#ff8000"/>
    </style:style>
  </office:automatic-styles>
  <office:body>
    <office:spreadsheet>
      <table:calculation-settings table:automatic-find-labels="false" table:use-regular-expressions="false" table:use-wildcards="true"/>
      <table:table table:name="Listado_2" table:style-name="ta1">
        <table:table-source xlink:type="simple" xlink:href="../Cuentas.ods" table:table-name="Listado" table:filter-name="calc8"/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7800000" calcext:value-type="float">
            <text:p>17800000</text:p>
          </table:table-cell>
        </table:table-row>
      </table:table>
      <table:table table:name="Listado_3" table:style-name="ta2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</table:table-row>
      </table:table>
      <table:table table:name="Listado" table:style-name="ta1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</table:table-row>
      </table:table>
      <table:table table:name="Lecciones" table:style-name="ta1">
        <table:table-column table:style-name="co1" table:default-cell-style-name="Default"/>
        <table:table-row table:style-name="ro1">
          <table:table-cell/>
        </table:table-row>
      </table:table>
      <table:table table:name="Leccion 3 curso calc" table:style-name="ta3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MI PRIMERA HOJA DE CALCULO</text:p>
          </table:table-cell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4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6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7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8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10:54:38.1109493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10:27:00.926414634</meta:creation-date>
    <dc:date>2021-03-05T11:05:11.601976307</dc:date>
    <meta:editing-duration>PT27M22S</meta:editing-duration>
    <meta:editing-cycles>5</meta:editing-cycles>
    <meta:generator>LibreOffice/7.1.0.3$Linux_X86_64 LibreOffice_project/f6099ecf3d29644b5008cc8f48f42f4a40986e4c</meta:generator>
    <meta:document-statistic meta:table-count="11" meta:cell-count="10" meta:object-count="0"/>
  </office:meta>
</office:document-meta>
</file>